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gnm="http://www.gnumeric.org/odf-extension/1.0" office:version="1.2">
  <office:scripts/>
  <office:font-face-decls/>
  <office:automatic-styles>
    <style:style style:name="ta-0x20c1210" style:family="table" style:master-page-name="ta-mp-0x20c1210">
      <style:table-properties table:display="true" style:writing-mode="lr-tb"/>
    </style:style>
    <style:style style:name="ta-0x20c1400" style:family="table" style:master-page-name="ta-mp-0x20c1400">
      <style:table-properties table:display="true" style:writing-mode="lr-tb"/>
    </style:style>
    <style:style style:name="ta-0x20c15f0" style:family="table" style:master-page-name="ta-mp-0x20c15f0">
      <style:table-properties table:display="true" style:writing-mode="lr-tb"/>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75%"/>
    </style:style>
    <style:style style:name="AC-superscript" style:family="text">
      <style:text-properties style:text-position="super 75%"/>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00pt" style:use-optimal-column-width="true"/>
    </style:style>
    <style:style style:name="ACE-0x223c5b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223c7f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223c91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bold" fo:font-style="normal" style:text-line-through-type="none" style:text-line-through-style="none" style:text-underline-type="none" style:text-underline-style="none" style:text-underline-width="auto" style:text-position="0% 100%" fo:font-size="10.00pt" fo:color="#000000" fo:font-family="Sans"/>
    </style:style>
    <style:style style:name="ACE-0x223ca3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993300" fo:font-family="Sans"/>
    </style:style>
    <style:style style:name="ACE-0x223cb5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223cc7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OL-1" style:family="table-column">
      <style:table-column-properties style:column-width="14.40pt" style:use-optimal-column-width="false"/>
    </style:style>
    <style:style style:name="ACOL-2" style:family="table-column">
      <style:table-column-properties style:column-width="223.80pt" style:use-optimal-column-width="false"/>
    </style:style>
    <style:style style:name="ACOL-3" style:family="table-column">
      <style:table-column-properties style:column-width="145.20pt" style:use-optimal-column-width="false"/>
    </style:style>
    <style:style style:name="ACOL-4" style:family="table-column"/>
    <style:style style:name="AROW-1" style:family="table-row">
      <style:table-row-properties style:row-height="15.60pt" style:use-optimal-row-height="true"/>
    </style:style>
    <style:style style:name="AROW-2" style:family="table-row">
      <style:table-row-properties style:row-height="12.60pt" style:use-optimal-row-height="false"/>
    </style:style>
    <style:style style:name="AROW-3"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x20c1210" table:print="true">
        <office:forms form:automatic-focus="false" form:apply-design-mode="false">
          <form:form/>
        </office:forms>
        <table:table-column table:style-name="ACOL-1"/>
        <table:table-column table:style-name="ACOL-2"/>
        <table:table-column table:style-name="ACOL-3"/>
        <table:table-column table:style-name="ACOL-0" table:number-columns-repeated="5"/>
        <table:table-column table:style-name="ACOL-0" table:number-columns-repeated="248"/>
        <table:table-row table:style-name="AROW-1">
          <table:table-cell table:style-name="ACE-0x223c918" office:value-type="string" office:string-value="in sample?">
            <text:p>in sample?</text:p>
          </table:table-cell>
          <table:table-cell table:style-name="ACE-0x223c918" office:value-type="string" office:string-value="TBC-Extended HMIS XML">
            <text:p>TBC-Extended HMIS XML</text:p>
          </table:table-cell>
          <table:table-cell table:style-name="ACE-0x223c918" office:value-type="string" office:string-value="HL-7 CCD">
            <text:p>HL-7 CCD</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Gnumeric-default" office:value-type="string" office:string-value="SourceID.ID.Str&gt;003">
            <text:p>SourceID.ID.Str&gt;003</text:p>
          </table:table-cell>
          <table:table-cell table:style-name="Gnumeric-default" office:value-type="string" office:string-value="ClinicalDocument.recordTarget.providerOrganization.id@extension">
            <text:p>ClinicalDocument.recordTarget.providerOrganization.id@extension</text:p>
          </table:table-cell>
          <table:table-cell table:number-columns-repeated="253" table:style-name="Gnumeric-default"/>
        </table:table-row>
        <table:table-row table:style-name="AROW-1">
          <table:table-cell table:style-name="Gnumeric-default"/>
          <table:table-cell table:style-name="ACE-0x223c5b8" office:value-type="string" office:string-value="SoftwareVendor&gt;Vendor Name Here">
            <text:p>SoftwareVendor&gt;Vendor Name Here</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table:table-cell table:style-name="ACE-0x223c5b8" office:value-type="string" office:string-value="SoftwareVersion&gt;7.1">
            <text:p>SoftwareVersion&gt;7.1</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Gnumeric-default" office:value-type="string" office:string-value="SourceName&gt;2-1-1 Tampa Bay Cares">
            <text:p>SourceName&gt;2-1-1 Tampa Bay Cares</text:p>
          </table:table-cell>
          <table:table-cell table:style-name="Gnumeric-default" office:value-type="string" office:string-value="ClinicalDocument.documentationOf.serviceEvent.performer.assignedEntity.representedOrganization.name">
            <text:p>ClinicalDocument.documentationOf.serviceEvent.performer.assignedEntity.representedOrganization.name</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Gnumeric-default" office:value-type="string" office:string-value="ExportID.IDNum&gt;1">
            <text:p>ExportID.IDNum&gt;1</text:p>
          </table:table-cell>
          <table:table-cell table:style-name="Gnumeric-default" office:value-type="string" office:string-value="ClinicalDocument.id@extension">
            <text:p>ClinicalDocument.id@extension</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Gnumeric-default" office:value-type="string" office:string-value="ExportDate&gt;2011-09-23T18">
            <text:p>ExportDate&gt;2011-09-23T18</text:p>
          </table:table-cell>
          <table:table-cell table:style-name="Gnumeric-default" office:value-type="string" office:string-value="ClinicalDocument.effectiveTime@value">
            <text:p>ClinicalDocument.effectiveTime@value</text:p>
          </table:table-cell>
          <table:table-cell table:number-columns-repeated="253" table:style-name="Gnumeric-default"/>
        </table:table-row>
        <table:table-row table:style-name="AROW-1">
          <table:table-cell table:style-name="Gnumeric-default"/>
          <table:table-cell table:style-name="Gnumeric-default" office:value-type="string" office:string-value="ExportPeriod.StartDate&gt;2011-09-01T00">
            <text:p>ExportPeriod.StartDate&gt;2011-09-01T00</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table:table-cell table:style-name="Gnumeric-default" office:value-type="string" office:string-value="ExportPeriod.EndDate&gt;2011-09-02T23">
            <text:p>ExportPeriod.EndDate&gt;2011-09-02T23</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Gnumeric-default" office:value-type="string" office:string-value="PersonID.IDNum&gt;2090888539">
            <text:p>PersonID.IDNum&gt;2090888539</text:p>
          </table:table-cell>
          <table:table-cell table:style-name="Gnumeric-default" office:value-type="string" office:string-value="ClinicalDocument.recordTarget.patientRole.id@extension">
            <text:p>ClinicalDocument.recordTarget.patientRole.id@extension</text:p>
          </table:table-cell>
          <table:table-cell table:number-columns-repeated="3" table:style-name="Gnumeric-default"/>
          <table:table-cell table:style-name="Gnumeric-default" office:value-type="string" office:string-value="*taken from: implementation guide for a healthcare partner http://mycourses.med.harvard.edu/ssa.pdf">
            <text:p>*taken from: implementation guide for a healthcare partner http://mycourses.med.harvard.edu/ssa.pdf</text:p>
          </table:table-cell>
          <table:table-cell table:number-columns-repeated="249" table:style-name="Gnumeric-default"/>
        </table:table-row>
        <table:table-row table:style-name="AROW-1">
          <table:table-cell table:style-name="Gnumeric-default" office:value-type="string" office:string-value="X">
            <text:p>X</text:p>
          </table:table-cell>
          <table:table-cell table:style-name="Gnumeric-default" office:value-type="string" office:string-value="DateOfBirth.Unhashed&gt;1984-Apr-21">
            <text:p>DateOfBirth.Unhashed&gt;1984-Apr-21</text:p>
          </table:table-cell>
          <table:table-cell table:style-name="Gnumeric-default" office:value-type="string" office:string-value="ClinicalDocument.recordTarget.patientRole.patient.birthTime@value=&quot;19770701&quot;">
            <text:p>ClinicalDocument.recordTarget.patientRole.patient.birthTime@value="19770701"</text:p>
          </table:table-cell>
          <table:table-cell table:number-columns-repeated="253" table:style-name="Gnumeric-default"/>
        </table:table-row>
        <table:table-row table:style-name="AROW-1">
          <table:table-cell table:style-name="Gnumeric-default"/>
          <table:table-cell table:style-name="Gnumeric-default" office:value-type="string" office:string-value="DateOfBirth.dateCollected=&quot;2011-05-27T18">
            <text:p>DateOfBirth.dateCollected="2011-05-27T18</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table:table-cell table:style-name="Gnumeric-default" office:value-type="string" office:string-value="DateOfBirthType">
            <text:p>DateOfBirthType</text:p>
          </table:table-cell>
          <table:table-cell table:style-name="Gnumeric-default" office:value-type="string" office:string-value="Not Mappable">
            <text:p>Not Mappable</text:p>
          </table:table-cell>
          <table:table-cell table:number-columns-repeated="3" table:style-name="Gnumeric-default"/>
          <table:table-cell table:style-name="Gnumeric-default" office:value-type="string" office:string-value="It's very unlikely this will be in CDA CCD, since it's HUD-specific">
            <text:p>It's very unlikely this will be in CDA CCD, since it's HUD-specific</text:p>
          </table:table-cell>
          <table:table-cell table:number-columns-repeated="249" table:style-name="Gnumeric-default"/>
        </table:table-row>
        <table:table-row table:style-name="AROW-2">
          <table:table-cell table:style-name="Gnumeric-default" office:value-type="string" office:string-value="X">
            <text:p>X</text:p>
          </table:table-cell>
          <table:table-cell table:style-name="Gnumeric-default" office:value-type="string" office:string-value="Ethnicity.Unhashed&gt;1">
            <text:p>Ethnicity.Unhashed&gt;1</text:p>
          </table:table-cell>
          <table:table-cell table:style-name="Gnumeric-default" office:value-type="string" office:string-value="ClinicalDocument.recordTarget.patientRole.patient.ethnicGroupCode">
            <text:p>ClinicalDocument.recordTarget.patientRole.patient.ethnicGroupCode</text:p>
          </table:table-cell>
          <table:table-cell table:number-columns-repeated="3" table:style-name="Gnumeric-default"/>
          <table:table-cell table:style-name="Gnumeric-default" office:value-type="string" office:string-value="CONF-254: A patient’s ethnicity SHOULD be represented as ClinicalDocument .recordTarget .patientRole.patient.ethnicGroupCode.  Additional information MAY be represented as social history observations. CONF-255: The value for “ClinicalDocument.recordTarget.patientRole.patient.ethnicGroupCode” MAY be selected from codeSystem 2.16.840.1.113883.5.50 (Ethnicity).">
            <text:p>CONF-254: A patient’s ethnicity SHOULD be represented as ClinicalDocument .recordTarget .patientRole.patient.ethnicGroupCode. <text:s/>Additional information MAY be represented as social history observations. CONF-255: The value for “ClinicalDocument.recordTarget.patientRole.patient.ethnicGroupCode” MAY be selected from codeSystem 2.16.840.1.113883.5.50 (Ethnicity).</text:p>
          </table:table-cell>
          <table:table-cell table:number-columns-repeated="249" table:style-name="Gnumeric-default"/>
        </table:table-row>
        <table:table-row table:style-name="AROW-1">
          <table:table-cell table:style-name="Gnumeric-default"/>
          <table:table-cell table:style-name="Gnumeric-default" office:value-type="string" office:string-value="Ethnicity.dateCollected=&quot;2011-06-25T18">
            <text:p>Ethnicity.dateCollected="2011-06-25T18</text:p>
          </table:table-cell>
          <table:table-cell table:style-name="Gnumeric-default" office:value-type="string" office:string-value="Not Mappable">
            <text:p>Not Mappable</text:p>
          </table:table-cell>
          <table:table-cell table:number-columns-repeated="253" table:style-name="Gnumeric-default"/>
        </table:table-row>
        <table:table-row table:style-name="AROW-2">
          <table:table-cell table:style-name="Gnumeric-default" office:value-type="string" office:string-value="X">
            <text:p>X</text:p>
          </table:table-cell>
          <table:table-cell table:style-name="Gnumeric-default" office:value-type="string" office:string-value="Gender.Unhashed&gt; 2">
            <text:p>Gender.Unhashed&gt; 2</text:p>
          </table:table-cell>
          <table:table-cell table:style-name="Gnumeric-default" office:value-type="string" office:string-value="Not Mappable">
            <text:p>Not Mappable</text:p>
          </table:table-cell>
          <table:table-cell table:number-columns-repeated="2" table:style-name="Gnumeric-default"/>
          <table:table-cell table:style-name="Gnumeric-default" office:value-type="string" office:string-value="*example: &lt;administrativeGenderCode code=&quot;M&quot; displayName=&quot;Male&quot; codeSystem=&quot;2.16.840.1.113883.5.1&quot; codeSystemName=&quot;HL7 AdministrativeGenderCode&quot;/&gt;">
            <text:p>*example: &lt;administrativeGenderCode code="M" displayName="Male" codeSystem="2.16.840.1.113883.5.1" codeSystemName="HL7 AdministrativeGenderCode"/&gt;</text:p>
          </table:table-cell>
          <table:table-cell table:number-columns-repeated="250" table:style-name="Gnumeric-default"/>
        </table:table-row>
        <table:table-row table:style-name="AROW-1">
          <table:table-cell table:style-name="Gnumeric-default"/>
          <table:table-cell table:style-name="Gnumeric-default" office:value-type="string" office:string-value="Gender.dateCollected=&quot;2011-06-25T18">
            <text:p>Gender.dateCollected="2011-06-25T18</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Gnumeric-default" office:value-type="string" office:string-value="LegalFirstName.Unhashed&gt;Harold">
            <text:p>LegalFirstName.Unhashed&gt;Harold</text:p>
          </table:table-cell>
          <table:table-cell table:style-name="Gnumeric-default" office:value-type="string" office:string-value="ClinicalDocument.recordTarget.patientRole.patient.name.given">
            <text:p>ClinicalDocument.recordTarget.patientRole.patient.name.given</text:p>
          </table:table-cell>
          <table:table-cell table:number-columns-repeated="253" table:style-name="Gnumeric-default"/>
        </table:table-row>
        <table:table-row table:style-name="AROW-1">
          <table:table-cell table:style-name="Gnumeric-default"/>
          <table:table-cell table:style-name="Gnumeric-default" office:value-type="string" office:string-value="LegalFirstName.dateCollected=&quot;2011-01-27T18">
            <text:p>LegalFirstName.dateCollected="2011-01-27T18</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Gnumeric-default" office:value-type="string" office:string-value="LegalLastName.Unhashed&gt;Smith">
            <text:p>LegalLastName.Unhashed&gt;Smith</text:p>
          </table:table-cell>
          <table:table-cell table:style-name="Gnumeric-default" office:value-type="string" office:string-value="ClinicalDocument.patientRole.patient.name.family">
            <text:p>ClinicalDocument.patientRole.patient.name.family</text:p>
          </table:table-cell>
          <table:table-cell table:number-columns-repeated="253" table:style-name="Gnumeric-default"/>
        </table:table-row>
        <table:table-row table:style-name="AROW-1">
          <table:table-cell table:style-name="Gnumeric-default"/>
          <table:table-cell table:style-name="Gnumeric-default" office:value-type="string" office:string-value="LegalLastName.Unhashed.dateCollected=&quot;2011-03-05T18">
            <text:p>LegalLastName.Unhashed.dateCollected="2011-03-05T18</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Gnumeric-default" office:value-type="string" office:string-value="LegalMiddleName.Unhashed&gt;Barclay">
            <text:p>LegalMiddleName.Unhashed&gt;Barclay</text:p>
          </table:table-cell>
          <table:table-cell table:style-name="Gnumeric-default" office:value-type="string" office:string-value="ClinicalDocument.patientRole.patient.name.given">
            <text:p>ClinicalDocument.patientRole.patient.name.given</text:p>
          </table:table-cell>
          <table:table-cell table:style-name="Gnumeric-default" office:value-type="string" office:string-value="HL7 Version 3 does not distinguish between “First” and “Middle” given names except by position.">
            <text:p>HL7 Version 3 does not distinguish between “First” and “Middle” given names except by position.</text:p>
          </table:table-cell>
          <table:table-cell table:number-columns-repeated="252" table:style-name="Gnumeric-default"/>
        </table:table-row>
        <table:table-row table:style-name="AROW-1">
          <table:table-cell table:style-name="Gnumeric-default"/>
          <table:table-cell table:style-name="Gnumeric-default" office:value-type="string" office:string-value="LegalMiddleName.Unhashed.dateCollected=&quot;2011-03-05T18">
            <text:p>LegalMiddleName.Unhashed.dateCollected="2011-03-05T18</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table:table-cell table:style-name="ACE-0x223ca38" office:value-type="string" office:string-value="Need&gt;">
            <text:p>Need&gt;</text:p>
          </table:table-cell>
          <table:table-cell table:style-name="Gnumeric-default" office:value-type="string" office:string-value="3.5 Problems?  Mapping task perhaps... 5.5.2: Problems should be coded using SNOMED CT, and ICD-9 CM codes, Procedures using SNOMED CT, LOINC and CPT codes, Products and Agents using RxNorm, and Results using CPT and LOINC.">
            <text:p>3.5 Problems? <text:s/>Mapping task perhaps... 5.5.2: Problems should be coded using SNOMED CT, and ICD-9 CM codes, Procedures using SNOMED CT, LOINC and CPT codes, Products and Agents using RxNorm, and Results using CPT and LOINC.</text:p>
          </table:table-cell>
          <table:table-cell table:number-columns-repeated="253" table:style-name="Gnumeric-default"/>
        </table:table-row>
        <table:table-row table:style-name="AROW-1">
          <table:table-cell table:style-name="Gnumeric-default"/>
          <table:table-cell table:style-name="Gnumeric-default" office:value-type="string" office:string-value="NeedID.IDNum&gt;345">
            <text:p>NeedID.IDNum&gt;345</text:p>
          </table:table-cell>
          <table:table-cell table:number-columns-repeated="254" table:style-name="Gnumeric-default"/>
        </table:table-row>
        <table:table-row table:style-name="AROW-1">
          <table:table-cell table:style-name="Gnumeric-default" office:value-type="string" office:string-value="X">
            <text:p>X</text:p>
          </table:table-cell>
          <table:table-cell table:style-name="ACE-0x223c5b8" office:value-type="string" office:string-value="Need.SiteServiceID&gt;1766">
            <text:p>Need.SiteServiceID&gt;1766</text:p>
          </table:table-cell>
          <table:table-cell table:style-name="Gnumeric-default" office:value-type="string" office:string-value="ClinicalDocument.documentationOf.serviceEvent.performer.assignedEntity.id@extension">
            <text:p>ClinicalDocument.documentationOf.serviceEvent.performer.assignedEntity.id@extension</text:p>
          </table:table-cell>
          <table:table-cell table:number-columns-repeated="253" table:style-name="Gnumeric-default"/>
        </table:table-row>
        <table:table-row table:style-name="AROW-1">
          <table:table-cell table:style-name="Gnumeric-default"/>
          <table:table-cell table:style-name="ACE-0x223ca38" office:value-type="string" office:string-value="NeedStatus&gt;1">
            <text:p>NeedStatus&gt;1</text:p>
          </table:table-cell>
          <table:table-cell table:number-columns-repeated="254" table:style-name="Gnumeric-default"/>
        </table:table-row>
        <table:table-row table:style-name="AROW-1">
          <table:table-cell table:style-name="Gnumeric-default"/>
          <table:table-cell table:style-name="ACE-0x223ca38" office:value-type="string" office:string-value="Taxonomy&gt;">
            <text:p>Taxonomy&gt;</text:p>
          </table:table-cell>
          <table:table-cell table:style-name="Gnumeric-default" office:value-type="string" office:string-value="CD@codeSystemName See 5.5.1 Coded Information  from CDA.html: &quot;Where vocabulary is either too large or is subject to change, it is preferable to maintain it external to the CDA Schema and incorporate it by reference. In these cases, XML schema validation will not suffice for conformance.&quot;">
            <text:p>CD@codeSystemName See 5.5.1 Coded Information <text:s/>from CDA.html: "Where vocabulary is either too large or is subject to change, it is preferable to maintain it external to the CDA Schema and incorporate it by reference. In these cases, XML schema validation will not suffice for conformance."</text:p>
          </table:table-cell>
          <table:table-cell table:number-columns-repeated="253" table:style-name="Gnumeric-default"/>
        </table:table-row>
        <table:table-row table:style-name="AROW-1">
          <table:table-cell table:style-name="Gnumeric-default"/>
          <table:table-cell table:style-name="ACE-0x223ca38" office:value-type="string" office:string-value="Code&gt;789.987">
            <text:p>Code&gt;789.987</text:p>
          </table:table-cell>
          <table:table-cell table:style-name="Gnumeric-default" office:value-type="string" office:string-value="CD@code">
            <text:p>CD@code</text:p>
          </table:table-cell>
          <table:table-cell table:style-name="Gnumeric-default" office:value-type="string" office:string-value="Note: if direct match can't be found, one thing we could do it put in the body, and then reference with a originalText/reference, similar to a ccr:Text (see page 96 of CCD-final.pdf">
            <text:p>Note: if direct match can't be found, one thing we could do it put in the body, and then reference with a originalText/reference, similar to a ccr:Text (see page 96 of CCD-final.pdf</text:p>
          </table:table-cell>
          <table:table-cell table:number-columns-repeated="252" table:style-name="Gnumeric-default"/>
        </table:table-row>
        <table:table-row table:style-name="AROW-1">
          <table:table-cell table:style-name="Gnumeric-default"/>
          <table:table-cell table:style-name="ACE-0x223c5b8" office:value-type="string" office:string-value="PersonHistoricalID.IDNum&gt;12345">
            <text:p>PersonHistoricalID.IDNum&gt;12345</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ACE-0x223c5b8" office:value-type="string" office:string-value="PersonPhoneNumber&gt;2346543210">
            <text:p>PersonPhoneNumber&gt;2346543210</text:p>
          </table:table-cell>
          <table:table-cell table:style-name="Gnumeric-default" office:value-type="string" office:string-value="participant.associatedEntity.associatedPerson.telecom">
            <text:p>participant.associatedEntity.associatedPerson.telecom</text:p>
          </table:table-cell>
          <table:table-cell table:number-columns-repeated="2" table:style-name="Gnumeric-default"/>
          <table:table-cell table:style-name="Gnumeric-default" office:value-type="string" office:string-value="&lt;telecom use=&quot;HP&quot; value=&quot;tel:+1-703-555-0033&quot;/&gt;">
            <text:p>&lt;telecom use="HP" value="tel:+1-703-555-0033"/&gt;</text:p>
          </table:table-cell>
          <table:table-cell table:number-columns-repeated="250" table:style-name="Gnumeric-default"/>
        </table:table-row>
        <table:table-row table:style-name="AROW-1">
          <table:table-cell table:style-name="Gnumeric-default"/>
          <table:table-cell table:style-name="Gnumeric-default" office:value-type="string" office:string-value="PersonPhoneNumber.dateCollected=&quot;2009-11-30T18">
            <text:p>PersonPhoneNumber.dateCollected="2009-11-30T18</text:p>
          </table:table-cell>
          <table:table-cell table:style-name="Gnumeric-default" office:value-type="string" office:string-value=" ">
            <text:p><text:s/></text:p>
          </table:table-cell>
          <table:table-cell table:number-columns-repeated="253" table:style-name="Gnumeric-default"/>
        </table:table-row>
        <table:table-row table:style-name="AROW-2">
          <table:table-cell table:style-name="Gnumeric-default" office:value-type="string" office:string-value="X">
            <text:p>X</text:p>
          </table:table-cell>
          <table:table-cell table:style-name="Gnumeric-default" office:value-type="string" office:string-value="Race.Unhashed&gt; 2">
            <text:p>Race.Unhashed&gt; 2</text:p>
          </table:table-cell>
          <table:table-cell table:style-name="Gnumeric-default" office:value-type="string" office:string-value="CONF-252: A patient’s race SHOULD be represented as ClinicalDocument.recordTarget.patientRole.patient.raceCode.  Additional information MAY be represented as social history observations.&#10;CONF-253: The value for “ClinicalDocument.recordTarget.patientRole.patient.raceCode” MAY be selected from codeSystem 2.16.840.1.113883.5.104 (Race).">
            <text:p>CONF-252: A patient’s race SHOULD be represented as ClinicalDocument.recordTarget.patientRole.patient.raceCode. <text:s/>Additional information MAY be represented as social history observations.<text:line-break/>CONF-253: The value for “ClinicalDocument.recordTarget.patientRole.patient.raceCode” MAY be selected from codeSystem 2.16.840.1.113883.5.104 (Race).</text:p>
          </table:table-cell>
          <table:table-cell table:number-columns-repeated="253" table:style-name="Gnumeric-default"/>
        </table:table-row>
        <table:table-row table:style-name="AROW-1">
          <table:table-cell table:style-name="Gnumeric-default"/>
          <table:table-cell table:style-name="Gnumeric-default" office:value-type="string" office:string-value="dateCollected=&quot;2009-11-30T18">
            <text:p>dateCollected="2009-11-30T18</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table:table-cell table:style-name="ACE-0x223c5b8" office:value-type="string" office:string-value="ServiceEventID.IDNum&gt;11111">
            <text:p>ServiceEventID.IDNum&gt;11111</text:p>
          </table:table-cell>
          <table:table-cell table:style-name="Gnumeric-default" office:value-type="string" office:string-value="grouped with ClinicalDocument.id@extension">
            <text:p>grouped with ClinicalDocument.id@extension</text:p>
          </table:table-cell>
          <table:table-cell table:number-columns-repeated="3" table:style-name="Gnumeric-default"/>
          <table:table-cell table:style-name="Gnumeric-default" office:value-type="string" office:string-value="*I think this will just be an extension">
            <text:p>*I think this will just be an extension</text:p>
          </table:table-cell>
          <table:table-cell table:number-columns-repeated="249" table:style-name="Gnumeric-default"/>
        </table:table-row>
        <table:table-row table:style-name="AROW-1">
          <table:table-cell table:style-name="Gnumeric-default" office:value-type="string" office:string-value="X">
            <text:p>X</text:p>
          </table:table-cell>
          <table:table-cell table:style-name="Gnumeric-default" office:value-type="string" office:string-value="ServiceEvent.SiteServiceID&gt;1766">
            <text:p>ServiceEvent.SiteServiceID&gt;1766</text:p>
          </table:table-cell>
          <table:table-cell table:style-name="Gnumeric-default" office:value-type="string" office:string-value="ClinicalDocument.documentationOf.serviceEvent.performer.assignedEntity.id@extension">
            <text:p>ClinicalDocument.documentationOf.serviceEvent.performer.assignedEntity.id@extension</text:p>
          </table:table-cell>
          <table:table-cell table:number-columns-repeated="3" table:style-name="Gnumeric-default"/>
          <table:table-cell table:style-name="Gnumeric-default" office:value-type="string" office:string-value="ClinicalDocument.documentationOf.serviceEvent@classCode to “PCPR” (care provision)">
            <text:p>ClinicalDocument.documentationOf.serviceEvent@classCode to “PCPR” (care provision)</text:p>
          </table:table-cell>
          <table:table-cell table:number-columns-repeated="249" table:style-name="Gnumeric-default"/>
        </table:table-row>
        <table:table-row table:style-name="AROW-1">
          <table:table-cell table:style-name="Gnumeric-default"/>
          <table:table-cell table:style-name="ACE-0x223ca38" office:value-type="string" office:string-value="IsReferral&gt;1">
            <text:p>IsReferral&gt;1</text:p>
          </table:table-cell>
          <table:table-cell table:number-columns-repeated="254" table:style-name="Gnumeric-default"/>
        </table:table-row>
        <table:table-row table:style-name="AROW-1">
          <table:table-cell table:style-name="Gnumeric-default" office:value-type="string" office:string-value="X">
            <text:p>X</text:p>
          </table:table-cell>
          <table:table-cell table:style-name="ACE-0x223c5b8" office:value-type="string" office:string-value="ReferralID.IDNum&gt;12345">
            <text:p>ReferralID.IDNum&gt;12345</text:p>
          </table:table-cell>
          <table:table-cell table:style-name="Gnumeric-default" office:value-type="string" office:string-value="ClinicalDocument.id">
            <text:p>ClinicalDocument.id</text:p>
          </table:table-cell>
          <table:table-cell table:number-columns-repeated="3" table:style-name="Gnumeric-default"/>
          <table:table-cell table:style-name="Gnumeric-default" office:value-type="string" office:string-value="*I think this will just be an extension">
            <text:p>*I think this will just be an extension</text:p>
          </table:table-cell>
          <table:table-cell table:number-columns-repeated="249" table:style-name="Gnumeric-default"/>
        </table:table-row>
        <table:table-row table:style-name="AROW-1">
          <table:table-cell table:style-name="Gnumeric-default"/>
          <table:table-cell table:style-name="ACE-0x223ca38" office:value-type="string" office:string-value="AgencyReferredToID.IDNum&gt;11111">
            <text:p>AgencyReferredToID.IDNum&gt;11111</text:p>
          </table:table-cell>
          <table:table-cell table:style-name="Gnumeric-default" office:value-type="string" office:string-value="ClinicalDocument.informationRecipient?">
            <text:p>ClinicalDocument.informationRecipient?</text:p>
          </table:table-cell>
          <table:table-cell table:number-columns-repeated="3" table:style-name="Gnumeric-default"/>
          <table:table-cell table:style-name="Gnumeric-default" office:value-type="string" office:string-value="*I don't think this is correct.  Inforecipient is who gets the message, not referred to entityu">
            <text:p>*I don't think this is correct. <text:s/>Inforecipient is who gets the message, not referred to entityu</text:p>
          </table:table-cell>
          <table:table-cell table:number-columns-repeated="249" table:style-name="Gnumeric-default"/>
        </table:table-row>
        <table:table-row table:style-name="AROW-1">
          <table:table-cell table:style-name="Gnumeric-default"/>
          <table:table-cell table:style-name="ACE-0x223ca38" office:value-type="string" office:string-value="AgencyReferredToName&gt;Suncoast Center, Inc.">
            <text:p>AgencyReferredToName&gt;Suncoast Center, Inc.</text:p>
          </table:table-cell>
          <table:table-cell table:style-name="Gnumeric-default" office:value-type="string" office:string-value=" ">
            <text:p><text:s/></text:p>
          </table:table-cell>
          <table:table-cell table:number-columns-repeated="253" table:style-name="Gnumeric-default"/>
        </table:table-row>
        <table:table-row table:style-name="AROW-1">
          <table:table-cell table:style-name="Gnumeric-default"/>
          <table:table-cell table:style-name="Gnumeric-default" office:value-type="string" office:string-value="AgencyReferredToName.dateCollected=&quot;2009-11-30T18">
            <text:p>AgencyReferredToName.dateCollected="2009-11-30T18</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table:table-cell table:style-name="ACE-0x223c5b8" office:value-type="string" office:string-value="NeedID.IDNum&gt;345">
            <text:p>NeedID.IDNum&gt;345</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ACE-0x223c5b8" office:value-type="string" office:string-value="SiteServiceID&gt;1766">
            <text:p>SiteServiceID&gt;1766</text:p>
          </table:table-cell>
          <table:table-cell table:style-name="Gnumeric-default" office:value-type="string" office:string-value="ClinicalDocument.documentationOf.serviceEvent.performer.assignedEntity.id@extension">
            <text:p>ClinicalDocument.documentationOf.serviceEvent.performer.assignedEntity.id@extension</text:p>
          </table:table-cell>
          <table:table-cell table:number-columns-repeated="253" table:style-name="Gnumeric-default"/>
        </table:table-row>
        <table:table-row table:style-name="AROW-1">
          <table:table-cell table:style-name="Gnumeric-default"/>
          <table:table-cell table:style-name="ACE-0x223ca38" office:value-type="string" office:string-value="NeedStatus&gt;1">
            <text:p>NeedStatus&gt;1</text:p>
          </table:table-cell>
          <table:table-cell table:number-columns-repeated="254" table:style-name="Gnumeric-default"/>
        </table:table-row>
        <table:table-row table:style-name="AROW-1">
          <table:table-cell table:style-name="Gnumeric-default" office:value-type="string" office:string-value="X">
            <text:p>X</text:p>
          </table:table-cell>
          <table:table-cell table:style-name="Gnumeric-default" office:value-type="string" office:string-value="ServiceEventProvisionDate&gt;2011-09-01">
            <text:p>ServiceEventProvisionDate&gt;2011-09-01</text:p>
          </table:table-cell>
          <table:table-cell table:style-name="Gnumeric-default" office:value-type="string" office:string-value="ClinicalDocument.documentationOf.serviceEvent.effectiveTime.low">
            <text:p>ClinicalDocument.documentationOf.serviceEvent.effectiveTime.low</text:p>
          </table:table-cell>
          <table:table-cell table:number-columns-repeated="253" table:style-name="Gnumeric-default"/>
        </table:table-row>
        <table:table-row table:style-name="AROW-1">
          <table:table-cell table:style-name="Gnumeric-default"/>
          <table:table-cell table:style-name="ACE-0x223c5b8" office:value-type="string" office:string-value="NoteID.IDNum&gt;123457">
            <text:p>NoteID.IDNum&gt;123457</text:p>
          </table:table-cell>
          <table:table-cell table:style-name="Gnumeric-default" office:value-type="string" office:string-value="grouped with ClinicalDocument.id@extension">
            <text:p>grouped with ClinicalDocument.id@extension</text:p>
          </table:table-cell>
          <table:table-cell table:number-columns-repeated="253" table:style-name="Gnumeric-default"/>
        </table:table-row>
        <table:table-row table:style-name="AROW-1">
          <table:table-cell table:style-name="Gnumeric-default" office:value-type="string" office:string-value="X">
            <text:p>X</text:p>
          </table:table-cell>
          <table:table-cell table:style-name="ACE-0x223c5b8" office:value-type="string" office:string-value="ServiceEventNotes.note.NoteText&gt; Here is some text about the particular service event.">
            <text:p>ServiceEventNotes.note.NoteText&gt; Here is some text about the particular service event.</text:p>
          </table:table-cell>
          <table:table-cell table:style-name="Gnumeric-default" office:value-type="string" office:string-value="ClinicalDocument.component.structuredBody.component.section.text">
            <text:p>ClinicalDocument.component.structuredBody.component.section.text</text:p>
          </table:table-cell>
          <table:table-cell table:number-columns-repeated="253" table:style-name="Gnumeric-default"/>
        </table:table-row>
        <table:table-row table:style-name="AROW-1">
          <table:table-cell table:style-name="Gnumeric-default"/>
          <table:table-cell table:style-name="Gnumeric-default" office:value-type="string" office:string-value="NoteText.dateCollected=&quot;2011-09-01T18">
            <text:p>NoteText.dateCollected="2011-09-01T18</text:p>
          </table:table-cell>
          <table:table-cell table:style-name="Gnumeric-default" office:value-type="string" office:string-value=" ">
            <text:p><text:s/></text:p>
          </table:table-cell>
          <table:table-cell table:number-columns-repeated="253" table:style-name="Gnumeric-default"/>
        </table:table-row>
        <table:table-row table:style-name="AROW-1">
          <table:table-cell table:style-name="Gnumeric-default"/>
          <table:table-cell table:style-name="Gnumeric-default" office:value-type="string" office:string-value="NoteText.dateEffective=&quot;2011-09-01T18">
            <text:p>NoteText.dateEffective="2011-09-01T18</text:p>
          </table:table-cell>
          <table:table-cell table:style-name="Gnumeric-default" office:value-type="string" office:string-value=" ">
            <text:p><text:s/></text:p>
          </table:table-cell>
          <table:table-cell table:number-columns-repeated="253" table:style-name="Gnumeric-default"/>
        </table:table-row>
        <table:table-row table:style-name="AROW-1">
          <table:table-cell table:style-name="Gnumeric-default"/>
          <table:table-cell table:style-name="Gnumeric-default" office:value-type="string" office:string-value="NoteText.dateCollected=&quot;2011-09-01T18">
            <text:p>NoteText.dateCollected="2011-09-01T18</text:p>
          </table:table-cell>
          <table:table-cell table:style-name="Gnumeric-default" office:value-type="string" office:string-value=" ">
            <text:p><text:s/></text:p>
          </table:table-cell>
          <table:table-cell table:number-columns-repeated="253" table:style-name="Gnumeric-default"/>
        </table:table-row>
        <table:table-row table:style-name="AROW-1">
          <table:table-cell table:style-name="Gnumeric-default"/>
          <table:table-cell table:style-name="Gnumeric-default" office:value-type="string" office:string-value="SocialSecurityNumber.Unhashed&gt;111111111">
            <text:p>SocialSecurityNumber.Unhashed&gt;111111111</text:p>
          </table:table-cell>
          <table:table-cell table:style-name="Gnumeric-default" office:value-type="string" office:string-value=" ">
            <text:p><text:s/></text:p>
          </table:table-cell>
          <table:table-cell table:style-name="Gnumeric-default" office:value-type="string" office:string-value="ClinicalDocument.recordTarget.id&#9;&#9;&#9;&#9;*taken from: implementation guide for a healthcare partner http://mycourses.med.harvard.edu/ssa.pdf">
            <text:p>ClinicalDocument.recordTarget.id<text:tab/><text:tab/><text:tab/><text:tab/>*taken from: implementation guide for a healthcare partner http://mycourses.med.harvard.edu/ssa.pdf</text:p>
          </table:table-cell>
          <table:table-cell table:number-columns-repeated="3" table:style-name="Gnumeric-default"/>
          <table:table-cell table:style-name="Gnumeric-default" office:value-type="string" office:string-value="Each identifier has a value, and may have a type, date time, and issuer. It may also include a Source, Link, Reference or Comment.  2.16.840.1.113883.4.1">
            <text:p>Each identifier has a value, and may have a type, date time, and issuer. It may also include a Source, Link, Reference or Comment. <text:s/>2.16.840.1.113883.4.1</text:p>
          </table:table-cell>
          <table:table-cell table:number-columns-repeated="248" table:style-name="Gnumeric-default"/>
        </table:table-row>
        <table:table-row table:style-name="AROW-1">
          <table:table-cell table:style-name="Gnumeric-default"/>
          <table:table-cell table:style-name="Gnumeric-default" office:value-type="string" office:string-value="SocialSecurityNumber.Unhashed.dateCollected=&quot;2010-09-15T18">
            <text:p>SocialSecurityNumber.Unhashed.dateCollected="2010-09-15T18</text:p>
          </table:table-cell>
          <table:table-cell table:style-name="Gnumeric-default" office:value-type="string" office:string-value="Not mappable">
            <text:p>Not mappable</text:p>
          </table:table-cell>
          <table:table-cell table:number-columns-repeated="253" table:style-name="Gnumeric-default"/>
        </table:table-row>
        <table:table-row table:style-name="AROW-1">
          <table:table-cell table:style-name="Gnumeric-default"/>
          <table:table-cell table:style-name="Gnumeric-default" office:value-type="string" office:string-value="SocialSecNumberQualityCode&gt;2">
            <text:p>SocialSecNumberQualityCode&gt;2</text:p>
          </table:table-cell>
          <table:table-cell table:style-name="Gnumeric-default" office:value-type="string" office:string-value="Not mappable">
            <text:p>Not mappable</text:p>
          </table:table-cell>
          <table:table-cell table:style-name="Gnumeric-default" office:value-type="string" office:string-value="It's very unlikely this will be in CDA CCD, since it's such a HUD-specific thing">
            <text:p>It's very unlikely this will be in CDA CCD, since it's such a HUD-specific thing</text:p>
          </table:table-cell>
          <table:table-cell table:number-columns-repeated="252" table:style-name="Gnumeric-default"/>
        </table:table-row>
        <table:table-row table:style-name="AROW-0">
          <table:table-cell table:number-columns-repeated="256" table:style-name="Gnumeric-default"/>
        </table:table-row>
        <table:table-row table:style-name="AROW-1">
          <table:table-cell table:style-name="Gnumeric-default"/>
          <table:table-cell table:style-name="ACE-0x223c918" office:value-type="string" office:string-value="parking lot ">
            <text:p>parking lot </text:p>
          </table:table-cell>
          <table:table-cell table:number-columns-repeated="254" table:style-name="Gnumeric-default"/>
        </table:table-row>
        <table:table-row table:style-name="AROW-1">
          <table:table-cell table:style-name="Gnumeric-default"/>
          <table:table-cell table:style-name="Gnumeric-default" office:value-type="string" office:string-value="ClinicalDocument/documentationOf/serviceEvent/performer/">
            <text:p>ClinicalDocument/documentationOf/serviceEvent/performer/</text:p>
          </table:table-cell>
          <table:table-cell table:number-columns-repeated="254" table:style-name="Gnumeric-default"/>
        </table:table-row>
        <table:table-row table:style-name="AROW-1">
          <table:table-cell table:style-name="Gnumeric-default"/>
          <table:table-cell table:style-name="Gnumeric-default" office:value-type="string" office:string-value="functionCode/@code">
            <text:p>functionCode/@code</text:p>
          </table:table-cell>
          <table:table-cell table:number-columns-repeated="254" table:style-name="Gnumeric-default"/>
        </table:table-row>
        <table:table-row table:style-name="AROW-1">
          <table:table-cell table:style-name="Gnumeric-default"/>
          <table:table-cell table:style-name="Gnumeric-default" office:value-type="string" office:string-value="functionCode/@codeSystem">
            <text:p>functionCode/@codeSystem</text:p>
          </table:table-cell>
          <table:table-cell table:number-columns-repeated="254" table:style-name="Gnumeric-default"/>
        </table:table-row>
        <table:table-row table:style-name="AROW-1">
          <table:table-cell table:style-name="Gnumeric-default"/>
          <table:table-cell table:style-name="Gnumeric-default" office:value-type="string" office:string-value="Organization">
            <text:p>Organization</text:p>
          </table:table-cell>
          <table:table-cell table:style-name="Gnumeric-default" office:value-type="string" office:string-value="id">
            <text:p>id</text:p>
          </table:table-cell>
          <table:table-cell table:number-columns-repeated="253" table:style-name="Gnumeric-default"/>
        </table:table-row>
        <table:table-row table:style-name="AROW-1">
          <table:table-cell table:style-name="Gnumeric-default"/>
          <table:table-cell table:style-name="Gnumeric-default" office:value-type="string" office:string-value="representedOrganization">
            <text:p>representedOrganization</text:p>
          </table:table-cell>
          <table:table-cell table:style-name="Gnumeric-default" office:value-type="string" office:string-value="documentationOf/id/@root">
            <text:p>documentationOf/id/@root</text:p>
          </table:table-cell>
          <table:table-cell table:number-columns-repeated="253" table:style-name="Gnumeric-default"/>
        </table:table-row>
        <table:table-row table:style-name="AROW-1">
          <table:table-cell table:style-name="Gnumeric-default"/>
          <table:table-cell table:style-name="Gnumeric-default" office:value-type="string" office:string-value="Patient unique id">
            <text:p>Patient unique id</text:p>
          </table:table-cell>
          <table:table-cell table:number-columns-repeated="254" table:style-name="Gnumeric-default"/>
        </table:table-row>
        <table:table-row table:style-name="AROW-1">
          <table:table-cell table:style-name="Gnumeric-default"/>
          <table:table-cell table:style-name="Gnumeric-default" office:value-type="string" office:string-value="sdtc">
            <text:p>sdtc</text:p>
          </table:table-cell>
          <table:table-cell table:style-name="Gnumeric-default" office:value-type="string" office:string-value="patient/sdtc">
            <text:p>patient/sdtc</text:p>
          </table:table-cell>
          <table:table-cell table:style-name="Gnumeric-default" office:value-type="string" office:string-value="id/@root">
            <text:p>id/@root</text:p>
          </table:table-cell>
          <table:table-cell table:number-columns-repeated="252" table:style-name="Gnumeric-default"/>
        </table:table-row>
        <table:table-row table:style-name="AROW-1">
          <table:table-cell table:style-name="Gnumeric-default"/>
          <table:table-cell table:style-name="Gnumeric-default" office:value-type="string" office:string-value="Any parallels between Social History and Person Historical sections?">
            <text:p>Any parallels between Social History and Person Historical sections?</text:p>
          </table:table-cell>
          <table:table-cell table:number-columns-repeated="254" table:style-name="Gnumeric-default"/>
        </table:table-row>
        <table:table-row table:style-name="AROW-1">
          <table:table-cell table:style-name="Gnumeric-default"/>
          <table:table-cell table:style-name="Gnumeric-default" office:value-type="string" office:string-value="are encounters potentially like service events">
            <text:p>are encounters potentially like service events</text:p>
          </table:table-cell>
          <table:table-cell table:number-columns-repeated="254" table:style-name="Gnumeric-default"/>
        </table:table-row>
        <table:table-row table:style-name="AROW-0">
          <table:table-cell table:number-columns-repeated="64" table:style-name="Gnumeric-default"/>
          <table:table-cell table:number-columns-repeated="192" table:style-name="Gnumeric-default"/>
        </table:table-row>
        <table:table-row table:style-name="AROW-1">
          <table:table-cell table:number-columns-repeated="64" table:style-name="Gnumeric-default"/>
          <table:table-cell table:number-columns-repeated="192" table:style-name="Gnumeric-default"/>
        </table:table-row>
        <table:table-row table:style-name="AROW-0">
          <table:table-cell table:number-columns-repeated="64" table:style-name="Gnumeric-default"/>
          <table:table-cell table:number-columns-repeated="192" table:style-name="Gnumeric-default"/>
        </table:table-row>
        <table:table-row table:style-name="AROW-0" table:number-rows-repeated="189">
          <table:table-cell table:number-columns-repeated="64" table:style-name="Gnumeric-default"/>
          <table:table-cell table:number-columns-repeated="192" table:style-name="Gnumeric-default"/>
        </table:table-row>
        <table:table-row table:style-name="AROW-0">
          <table:table-cell table:number-columns-repeated="64" table:style-name="Gnumeric-default"/>
          <table:table-cell table:number-columns-repeated="192" table:style-name="Gnumeric-default"/>
        </table:table-row>
        <table:table-row table:style-name="AROW-0" table:number-rows-repeated="3839">
          <table:table-cell table:number-columns-repeated="64" table:style-name="Gnumeric-default"/>
          <table:table-cell table:number-columns-repeated="192" table:style-name="Gnumeric-default"/>
        </table:table-row>
        <table:table-row table:style-name="AROW-0">
          <table:table-cell table:number-columns-repeated="256" table:style-name="Gnumeric-default"/>
        </table:table-row>
        <table:table-row table:style-name="AROW-0" table:number-rows-repeated="61439">
          <table:table-cell table:number-columns-repeated="256" table:style-name="Gnumeric-default"/>
        </table:table-row>
        <table:named-expressions>
          <table:named-expression table:name="Print_Area" table:expression="of:=#REF!" table:base-cell-address="$'Sheet1'.$A$1"/>
          <table:named-expression table:name="Sheet_Title" table:expression="of:=&quot;Sheet1&quot;" table:base-cell-address="$'Sheet1'.$A$1"/>
        </table:named-expressions>
      </table:table>
      <table:table table:name="Sheet2" table:style-name="ta-0x20c1400" table:print="true">
        <office:forms form:automatic-focus="false" form:apply-design-mode="false">
          <form:form/>
        </office:forms>
        <table:table-column table:default-cell-style-name="ACE-0x223cb58" table:style-name="ACOL-0"/>
        <table:table-column table:default-cell-style-name="ACE-0x223cb58" table:style-name="ACOL-0" table:number-columns-repeated="255"/>
        <table:table-row table:style-name="AROW-0">
          <table:table-cell table:number-columns-repeated="256" table:style-name="ACE-0x223cb58"/>
        </table:table-row>
        <table:table-row table:style-name="AROW-0">
          <table:table-cell table:number-columns-repeated="256" table:style-name="ACE-0x223cb58"/>
        </table:table-row>
        <table:table-row table:style-name="AROW-0" table:number-rows-repeated="65534">
          <table:table-cell table:number-columns-repeated="256" table:style-name="ACE-0x223cb58"/>
        </table:table-row>
        <table:named-expressions>
          <table:named-expression table:name="Print_Area" table:expression="of:=#REF!" table:base-cell-address="$'Sheet2'.$A$1"/>
          <table:named-expression table:name="Sheet_Title" table:expression="of:=&quot;Sheet2&quot;" table:base-cell-address="$'Sheet2'.$A$1"/>
        </table:named-expressions>
      </table:table>
      <table:table table:name="Sheet3" table:style-name="ta-0x20c15f0" table:print="true">
        <office:forms form:automatic-focus="false" form:apply-design-mode="false">
          <form:form/>
        </office:forms>
        <table:table-column table:default-cell-style-name="ACE-0x223cc78" table:style-name="ACOL-0"/>
        <table:table-column table:default-cell-style-name="ACE-0x223cc78" table:style-name="ACOL-0" table:number-columns-repeated="255"/>
        <table:table-row table:style-name="AROW-0">
          <table:table-cell table:number-columns-repeated="256" table:style-name="ACE-0x223cc78"/>
        </table:table-row>
        <table:table-row table:style-name="AROW-0">
          <table:table-cell table:number-columns-repeated="256" table:style-name="ACE-0x223cc78"/>
        </table:table-row>
        <table:table-row table:style-name="AROW-0" table:number-rows-repeated="65534">
          <table:table-cell table:number-columns-repeated="256" table:style-name="ACE-0x223cc78"/>
        </table:table-row>
        <table:named-expressions>
          <table:named-expression table:name="Print_Area" table:expression="of:=#REF!" table:base-cell-address="$'Sheet3'.$A$1"/>
          <table:named-expression table:name="Sheet_Title" table:expression="of:=&quot;Sheet3&quot;" table:base-cell-address="$'Sheet3'.$A$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gnm="http://www.gnumeric.org/odf-extension/1.0" office:version="1.2">
  <office:styles>
    <style:style style:name="Gnumeric-default"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default-style style:family="table-cel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default-style>
    <style:default-style style:family="table-column">
      <style:table-column-properties style:column-width="48.00pt" style:use-optimal-column-width="true"/>
    </style:default-style>
    <style:default-style style:family="table-row">
      <style:table-row-properties style:row-height="12.75pt" style:use-optimal-row-height="true"/>
    </style:default-style>
  </office:styles>
  <office:automatic-styles>
    <style:page-layout style:name="pl-0x224d6d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style:header-style>
        <style:header-footer-properties fo:border="none" style:shadow="none" fo:padding="0.00pt" fo:margin="0.00pt" fo:min-height="48.00pt" svg:height="48.00pt" style:dynamic-spacing="true"/>
      </style:header-style>
      <style:footer-style>
        <style:header-footer-properties fo:border="none" style:shadow="none" fo:padding="0.00pt" fo:margin="0.00pt" fo:min-height="48.00pt" svg:height="48.00pt" style:dynamic-spacing="true"/>
      </style:footer-style>
    </style:page-layout>
    <style:page-layout style:name="pl-0x228f72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style:header-style>
        <style:header-footer-properties fo:border="none" style:shadow="none" fo:padding="0.00pt" fo:margin="0.00pt" fo:min-height="48.00pt" svg:height="48.00pt" style:dynamic-spacing="true"/>
      </style:header-style>
      <style:footer-style>
        <style:header-footer-properties fo:border="none" style:shadow="none" fo:padding="0.00pt" fo:margin="0.00pt" fo:min-height="48.00pt" svg:height="48.00pt" style:dynamic-spacing="true"/>
      </style:footer-style>
    </style:page-layout>
    <style:page-layout style:name="pl-0x26ab60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style:header-style>
        <style:header-footer-properties fo:border="none" style:shadow="none" fo:padding="0.00pt" fo:margin="0.00pt" fo:min-height="48.00pt" svg:height="48.00pt" style:dynamic-spacing="true"/>
      </style:header-style>
      <style:footer-style>
        <style:header-footer-properties fo:border="none" style:shadow="none" fo:padding="0.00pt" fo:margin="0.00pt" fo:min-height="48.00pt" svg:height="48.00pt" style:dynamic-spacing="true"/>
      </style:footer-style>
    </style:page-layout>
  </office:automatic-styles>
  <office:master-styles>
    <style:master-page style:name="ta-mp-0x20c1210" style:display-name="Sheet1" style:page-layout-name="pl-0x224d6d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0x20c1400" style:display-name="Sheet2" style:page-layout-name="pl-0x228f72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0x20c15f0" style:display-name="Sheet3" style:page-layout-name="pl-0x26ab60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2-01-26T03:52:30Z</dc:date>
    <meta:creation-date>2011-10-22T10:16:37Z</meta:creation-date>
    <meta:generator>gnumeric/1.10.17</meta:generator>
  </office:meta>
</office:document-meta>
</file>